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A0000001556ADE8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3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9cm" fo:min-width="3.86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956cm" svg:height="0.548cm" svg:x="9.497cm" svg:y="11.416cm">
          <draw:image xlink:href="Pictures/100000000000004A0000001556ADE8FA.png" xlink:type="simple" xlink:show="embed" xlink:actuate="onLoad">
            <text:p/>
          </draw:image>
        </draw:frame>
        <draw:frame draw:style-name="gr2" draw:text-style-name="P2" draw:layer="layout" svg:width="3.783cm" svg:height="0.999cm" svg:x="4.6cm" svg:y="11.191cm">
          <draw:text-box>
            <text:p><text:span text:style-name="T1">Left alignment</text:span></text:p>
          </draw:text-box>
        </draw:frame>
        <draw:frame draw:style-name="gr3" draw:text-style-name="P2" draw:layer="layout" svg:width="4.363cm" svg:height="1.019cm" svg:x="8.557cm" svg:y="13.461cm">
          <draw:text-box>
            <text:p><text:span text:style-name="T1">Center alignment</text:span></text:p>
          </draw:text-box>
        </draw:frame>
        <draw:frame draw:style-name="gr2" draw:text-style-name="P2" draw:layer="layout" svg:width="4.007cm" svg:height="0.999cm" svg:x="13.22cm" svg:y="11.191cm">
          <draw:text-box>
            <text:p><text:span text:style-name="T1">Right alignment</text:span></text:p>
          </draw:text-box>
        </draw:frame>
        <draw:frame draw:style-name="gr1" draw:text-style-name="P1" draw:layer="layout" svg:width="2.5cm" svg:height="0.7cm" svg:x="9.46cm" svg:y="11.34cm">
          <draw:image xlink:href="Pictures/100000000000004A0000001556ADE8FA.png" xlink:type="simple" xlink:show="embed" xlink:actuate="onLoad">
            <text:p/>
          </draw:image>
        </draw:frame>
        <draw:line draw:style-name="gr4" draw:text-style-name="P3" draw:layer="layout" svg:x1="8.22cm" svg:y1="11.69cm" svg:x2="9.48cm" svg:y2="11.69cm">
          <text:p/>
        </draw:line>
        <draw:line draw:style-name="gr4" draw:text-style-name="P3" draw:layer="layout" svg:x1="13.14cm" svg:y1="11.69cm" svg:x2="11.88cm" svg:y2="11.69cm">
          <text:p/>
        </draw:line>
        <draw:line draw:style-name="gr4" draw:text-style-name="P3" draw:layer="layout" svg:x1="10.676cm" svg:y1="13.29cm" svg:x2="10.704cm" svg:y2="12.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9T11:47:53.678258282</meta:creation-date>
    <dc:date>2015-08-09T11:54:38.717498983</dc:date>
    <meta:editing-duration>PT6M45S</meta:editing-duration>
    <meta:editing-cycles>1</meta:editing-cycles>
    <meta:document-statistic meta:object-count="8"/>
    <meta:generator>LibreOffice/4.4.2.2$Linux_X86_64 LibreOffice_project/40m0$Build-2</meta:generator>
  </office:meta>
</office:document-meta>
</file>